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3E85CF93AB49E38A10F.png" manifest:media-type="image/png"/>
  <manifest:file-entry manifest:full-path="Pictures/10000201000003E8000003E817DC2E11421F495F.png" manifest:media-type="image/png"/>
  <manifest:file-entry manifest:full-path="Pictures/10000201000003E8000003E84542243E11267B88.png" manifest:media-type="image/png"/>
  <manifest:file-entry manifest:full-path="Pictures/10000201000003E8000003E8B3AD9D4408D9892A.png" manifest:media-type="image/png"/>
  <manifest:file-entry manifest:full-path="Pictures/10000201000003E8000003E8FBC4514A76EAA232.png" manifest:media-type="image/png"/>
  <manifest:file-entry manifest:full-path="Pictures/10000201000003E8000003E89F9D9BFF0BD21D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5cm" svg:stroke-color="#000000" draw:marker-start-width="0.19cm" draw:marker-end="Arrow" draw:marker-end-width="0.152cm" draw:fill="solid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svg:stroke-color="#000000" draw:marker-start-width="0.229cm" draw:marker-end="Arrow" draw:marker-end-width="0.152cm" draw:fill="solid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svg:stroke-color="#000000" draw:marker-start-width="0.152cm" draw:marker-end="Arrow" draw:marker-end-width="0.152cm" draw:fill="solid" draw:textarea-vertical-align="middle" fo:padding-top="0.138cm" fo:padding-bottom="0.138cm" fo:padding-left="0.263cm" fo:padding-right="0.263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25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font-size="10pt" fo:font-weight="normal" style:font-size-asian="10pt" style:font-size-complex="10pt"/>
    </style:style>
    <style:style style:name="P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fo:font-size="10pt" fo:font-weight="normal" style:font-size-asian="10pt" style:font-size-complex="10pt"/>
    </style:style>
    <style:style style:name="T4" style:family="text">
      <style:text-properties style:text-position="-33% 58%" fo:font-size="10pt" fo:font-weight="normal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48cm" svg:height="3.048cm" svg:x="0.238cm" svg:y="4.238cm">
          <draw:image xlink:href="Pictures/10000201000003E8000003E89F9D9BFF0BD21DEF.png" xlink:type="simple" xlink:show="embed" xlink:actuate="onLoad" loext:mime-type="image/png">
            <text:p/>
          </draw:image>
        </draw:frame>
        <draw:frame draw:style-name="gr1" draw:text-style-name="P1" draw:layer="layout" svg:width="3.048cm" svg:height="3.048cm" svg:x="5.445cm" svg:y="4.175cm">
          <draw:image xlink:href="Pictures/10000201000003E8000003E8FBC4514A76EAA232.png" xlink:type="simple" xlink:show="embed" xlink:actuate="onLoad" loext:mime-type="image/png">
            <text:p/>
          </draw:image>
        </draw:frame>
        <draw:frame draw:style-name="gr1" draw:text-style-name="P1" draw:layer="layout" svg:width="3.048cm" svg:height="3.048cm" svg:x="8.747cm" svg:y="1.127cm">
          <draw:image xlink:href="Pictures/10000201000003E8000003E8B3AD9D4408D9892A.png" xlink:type="simple" xlink:show="embed" xlink:actuate="onLoad" loext:mime-type="image/png">
            <text:p/>
          </draw:image>
        </draw:frame>
        <draw:frame draw:style-name="gr1" draw:text-style-name="P1" draw:layer="layout" svg:width="3.048cm" svg:height="3.048cm" svg:x="8.493cm" svg:y="7.604cm">
          <draw:image xlink:href="Pictures/10000201000003E8000003E84542243E11267B88.png" xlink:type="simple" xlink:show="embed" xlink:actuate="onLoad" loext:mime-type="image/png">
            <text:p/>
          </draw:image>
        </draw:frame>
        <draw:frame draw:style-name="gr1" draw:text-style-name="P1" draw:layer="layout" svg:width="3.048cm" svg:height="3.048cm" svg:x="12.049cm" svg:y="4.048cm">
          <draw:image xlink:href="Pictures/10000201000003E8000003E817DC2E11421F495F.png" xlink:type="simple" xlink:show="embed" xlink:actuate="onLoad" loext:mime-type="image/png">
            <text:p/>
          </draw:image>
        </draw:frame>
        <draw:frame draw:style-name="gr1" draw:text-style-name="P1" draw:layer="layout" svg:width="3.048cm" svg:height="3.048cm" svg:x="17.256cm" svg:y="4.048cm">
          <draw:image xlink:href="Pictures/10000201000003E8000003E85CF93AB49E38A10F.png" xlink:type="simple" xlink:show="embed" xlink:actuate="onLoad" loext:mime-type="image/png">
            <text:p/>
          </draw:image>
        </draw:frame>
        <draw:line draw:style-name="gr2" draw:text-style-name="P2" draw:layer="layout" svg:x1="3.413cm" svg:y1="5.572cm" svg:x2="5.085cm" svg:y2="5.572cm">
          <text:p/>
        </draw:line>
        <draw:line draw:style-name="gr3" draw:text-style-name="P2" draw:layer="layout" svg:x1="15.379cm" svg:y1="5.572cm" svg:x2="17.157cm" svg:y2="5.572cm">
          <text:p/>
        </draw:line>
        <draw:line draw:style-name="gr4" draw:text-style-name="P2" draw:layer="layout" svg:x1="7.477cm" svg:y1="4.43cm" svg:x2="8.511cm" svg:y2="3.49cm">
          <text:p/>
        </draw:line>
        <draw:line draw:style-name="gr3" draw:text-style-name="P2" draw:layer="layout" svg:x1="7.858cm" svg:y1="7.096cm" svg:x2="8.898cm" svg:y2="8.028cm">
          <text:p/>
        </draw:line>
        <draw:line draw:style-name="gr3" draw:text-style-name="P2" draw:layer="layout" svg:x1="11.668cm" svg:y1="8.211cm" svg:x2="12.656cm" svg:y2="7.223cm">
          <text:p/>
        </draw:line>
        <draw:line draw:style-name="gr2" draw:text-style-name="P2" draw:layer="layout" svg:x1="11.922cm" svg:y1="3.46cm" svg:x2="12.928cm" svg:y2="4.429cm">
          <text:p/>
        </draw:line>
        <draw:frame draw:style-name="gr5" draw:text-style-name="P3" draw:layer="layout" svg:width="1.524cm" svg:height="0.729cm" svg:x="3.413cm" svg:y="4.943cm">
          <draw:text-box>
            <text:p><text:span text:style-name="T1">+ H</text:span><text:span text:style-name="T2">2</text:span><text:span text:style-name="T1">O</text:span></text:p>
          </draw:text-box>
        </draw:frame>
        <draw:frame draw:style-name="gr6" draw:text-style-name="P3" draw:layer="layout" svg:width="1.651cm" svg:height="1.039cm" svg:x="12.176cm" svg:y="3.39cm">
          <draw:text-box>
            <text:p><text:span text:style-name="T1">+ H</text:span><text:span text:style-name="T2">2</text:span><text:span text:style-name="T1">O</text:span></text:p>
          </draw:text-box>
        </draw:frame>
        <draw:frame draw:style-name="gr7" draw:text-style-name="P4" draw:layer="layout" svg:width="1.524cm" svg:height="0.762cm" svg:x="6.969cm" svg:y="7.477cm">
          <draw:text-box>
            <text:p><text:span text:style-name="T3">+ H</text:span><text:span text:style-name="T4">2</text:span><text:span text:style-name="T3">O</text:span></text:p>
          </draw:text-box>
        </draw:frame>
        <draw:frame draw:style-name="gr5" draw:text-style-name="P3" draw:layer="layout" svg:width="1.524cm" svg:height="0.729cm" svg:x="6.815cm" svg:y="3.346cm">
          <draw:text-box>
            <text:p><text:span text:style-name="T1">- CO</text:span><text:span text:style-name="T2">2</text:span></text:p>
          </draw:text-box>
        </draw:frame>
        <draw:frame draw:style-name="gr5" draw:text-style-name="P3" draw:layer="layout" svg:width="1.524cm" svg:height="0.729cm" svg:x="12.096cm" svg:y="7.477cm">
          <draw:text-box>
            <text:p><text:span text:style-name="T1">- CO</text:span><text:span text:style-name="T2">2</text:span></text:p>
          </draw:text-box>
        </draw:frame>
        <draw:frame draw:style-name="gr5" draw:text-style-name="P3" draw:layer="layout" svg:width="1.524cm" svg:height="0.729cm" svg:x="15.478cm" svg:y="4.937cm">
          <draw:text-box>
            <text:p><text:span text:style-name="T1">- CO</text:span><text:span text:style-name="T2">2</text:span></text:p>
          </draw:text-box>
        </draw:frame>
        <draw:frame draw:style-name="gr8" draw:text-style-name="P6" draw:layer="layout" svg:width="1.016cm" svg:height="0.645cm" svg:x="2.016cm" svg:y="3.911cm">
          <draw:text-box>
            <text:p text:style-name="P5"><text:span text:style-name="T5">EA</text:span></text:p>
          </draw:text-box>
        </draw:frame>
        <draw:frame draw:style-name="gr9" draw:text-style-name="P6" draw:layer="layout" svg:width="1.016cm" svg:height="0.645cm" svg:x="5.318cm" svg:y="3.911cm">
          <draw:text-box>
            <text:p text:style-name="P5"><text:span text:style-name="T5">LA</text:span></text:p>
          </draw:text-box>
        </draw:frame>
        <draw:frame draw:style-name="gr9" draw:text-style-name="P6" draw:layer="layout" svg:width="1.016cm" svg:height="0.645cm" svg:x="11.241cm" svg:y="1.117cm">
          <draw:text-box>
            <text:p text:style-name="P5"><text:span text:style-name="T5">PD</text:span></text:p>
          </draw:text-box>
        </draw:frame>
        <draw:frame draw:style-name="gr9" draw:text-style-name="P6" draw:layer="layout" svg:width="1.016cm" svg:height="0.645cm" svg:x="11.241cm" svg:y="9.828cm">
          <draw:text-box>
            <text:p text:style-name="P5"><text:span text:style-name="T5">HD</text:span></text:p>
          </draw:text-box>
        </draw:frame>
        <draw:frame draw:style-name="gr9" draw:text-style-name="P6" draw:layer="layout" svg:width="1.016cm" svg:height="0.645cm" svg:x="14.218cm" svg:y="3.912cm">
          <draw:text-box>
            <text:p text:style-name="P5"><text:span text:style-name="T5">HA</text:span></text:p>
          </draw:text-box>
        </draw:frame>
        <draw:frame draw:style-name="gr9" draw:text-style-name="P6" draw:layer="layout" svg:width="1.016cm" svg:height="0.645cm" svg:x="18.218cm" svg:y="3.913cm">
          <draw:text-box>
            <text:p text:style-name="P5"><text:span text:style-name="T5">B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7T20:10:10.201934581</meta:creation-date>
    <dc:date>2022-08-15T19:00:10.296196573</dc:date>
    <meta:editing-duration>PT52M23S</meta:editing-duration>
    <meta:editing-cycles>11</meta:editing-cycles>
    <meta:generator>LibreOffice/6.4.7.2$Linux_X86_64 LibreOffice_project/40$Build-2</meta:generator>
    <meta:document-statistic meta:object-count="24"/>
  </office:meta>
</office:document-meta>
</file>